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17000008804DE5922BA7C04E1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3.7cm" svg:height="7.68cm" svg:x="1cm" svg:y="9.119cm">
          <draw:image xlink:href="Pictures/1000000000000E17000008804DE5922BA7C04E1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2T09:31:23.502000000</dc:date>
    <meta:editing-duration>PT2M59S</meta:editing-duration>
    <meta:editing-cycles>1</meta:editing-cycles>
    <meta:document-statistic meta:object-count="1"/>
    <meta:generator>LibreOffice/5.4.2.2$Windows_X86_64 LibreOffice_project/22b09f6418e8c2d508a9eaf86b2399209b0990f4</meta:generator>
  </office:meta>
</office:document-meta>
</file>